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Hipervínculo" style:family="text">
      <style:text-properties fo:font-style="italic" style:font-style-asian="italic"/>
    </style:style>
  </office:automatic-styles>
  <office:body>
    <office:text text:use-soft-page-breaks="true">
      <text:p text:style-name="P1">La Evaluación de Impacto en Salud</text:p>
      <text:p text:style-name="Normal">En cualquier proyecto urbano se debe llevar a cabo una evaluación del impacto ambiental. Para que se contemple la salud como un factor determinante en la planificación urbana, un instrumento distinto, la Evaluación de Impacto en Salud (EIS), puede contribuir a ello. La OMS la define como “un conjunto de procedimientos, métodos y herramientas que permiten juzgar una política, un programa o un proyecto en cuanto a su efecto potencial sobre la salud de una población, y la distribución de esos efectos dentro de la población”.<text:s/></text:p>
      <text:p text:style-name="Normal">Las evaluaciones de este tipo se deben incorporar en los procesos de planificación ambiental, dentro del concepto general de impacto ambiental. <text:s/>La EIS<text:s/>proporciona evidencias científicas sobre<text:s/>aquellos determinantes de la salud que pueden<text:s/>verse afectados por las actuaciones de un proyecto urbanístico. La elaboración de una EIS tiene un propósito doble: predecir los posibles efectos que tendrá una actuación sobre la salud de las personas; y la de<text:s/>informar<text:s/>a los planificadores<text:s/>para que la toma de decisiones se base en las mejores evidencias científicas.</text:p>
      <text:p text:style-name="Normal">La EIS tiene en cuenta que las ciudades son sistemas complejos, y que también lo son las relaciones entre los determinantes y sus resultados en salud. Es difícil, por no decir imposible, decidir el efecto que tiene un proyecto sobre la salud. Por ello, en una EIS se estudia 1) cómo modifica el proyecto a los factores determinantes<text:s/>de ese problema de salud; 2) cómo esos factores afectan al problema de salud. Con esa información, se proporciona una información a los planificadores para que revisen el proyecto (ref.<text:s/><text:a xlink:href="https://www.evernote.com/shard/s10/sh/140523da-dfe7-4ad2-8295-e546d946e23d/8c5924b2c8a0bf21d5d9883e392d3bea" office:target-frame-name="_top" xlink:show="replace"><text:span text:style-name="T2">HIA Toolkit</text:span></text:a>).</text:p>
      <text:p text:style-name="Normal">La EIS<text:s/>considera que en<text:s/>la salud intervienen múltiples factores: orgánicos, anímicos, sociales, económicos, ambientales, etc. Por su naturaleza multisectorial, este análisis facilita la planificación integrada, identificando actuaciones que eliminan o reducen los efectos negativos sobre la salud y maximizan los efectos positivos. Ayuda a transmitir la responsabilidad que tiene cada uno de los sectores en producir efectos beneficiosos para la salud de los ciudadan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Ramón Lacalle Remigio</meta:initial-creator>
    <dc:creator>Juan Ramón Lacalle Remigio</dc:creator>
    <meta:creation-date>2017-01-08T10:57:00Z</meta:creation-date>
    <dc:date>2017-01-08T11:47:00Z</dc:date>
    <meta:template xlink:href="Normal" xlink:type="simple"/>
    <meta:editing-cycles>1</meta:editing-cycles>
    <meta:editing-duration>PT3000S</meta:editing-duration>
    <meta:document-statistic meta:page-count="1" meta:paragraph-count="4" meta:word-count="346" meta:character-count="2246" meta:row-count="15" meta:non-whitespace-character-count="1904"/>
  </office:meta>
</office:document-meta>
</file>